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style:font-name="aRIAL" officeooo:rsid="0019f3ca" officeooo:paragraph-rsid="0019f3ca"/>
    </style:style>
    <style:style style:name="P2" style:family="paragraph" style:parent-style-name="Standard">
      <style:text-properties style:font-name="aRIAL" officeooo:rsid="0019f3ca" officeooo:paragraph-rsid="001ea6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d37f" style:font-weight-asian="bold" style:font-weight-complex="bold"/>
    </style:style>
    <style:style style:name="T3" style:family="text">
      <style:text-properties officeooo:rsid="001bd37f"/>
    </style:style>
    <style:style style:name="T4" style:family="text">
      <style:text-properties officeooo:rsid="001dd7c0"/>
    </style:style>
    <style:style style:name="T5" style:family="text">
      <style:text-properties officeooo:rsid="001ea6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EDCLOUD<text:line-break/>Features presentes no site institucional </text:span><text:span text:style-name="T2">da empresa</text:span><text:line-break/><text:line-break/>PAGINA INICIAL</text:p>
      <text:p text:style-name="P1"><text:tab/>- HEADER<text:line-break/><text:tab/><text:tab/>- Menu que leva as seções da página<text:line-break/><text:tab/><text:tab/>- <text:span text:style-name="T3">Botão de testar que abre um formulário <text:line-break/><text:tab/><text:tab/>- Botão de entrar</text:span></text:p>
      <text:p text:style-name="P1"><text:tab/>- CORPO </text:p>
      <text:p text:style-name="P1"><text:tab/><text:tab/>- Botão flutuante “back to top”<text:line-break/><text:tab/><text:tab/>-SEÇÕES</text:p>
      <text:p text:style-name="P1"><text:tab/><text:tab/><text:tab/>-HOME – <text:line-break/><text:tab/><text:tab/><text:tab/><text:tab/>- Overview dos produtos oferecidos</text:p>
      <text:p text:style-name="P1"><text:tab/><text:tab/><text:tab/><text:tab/>- Laptop com imagens que mudam de acordo com a <text:tab/><text:tab/><text:tab/><text:tab/><text:tab/><text:tab/> <text:s/>seleção dos menus abaixo da imagem</text:p>
      <text:p text:style-name="P2">- <text:span text:style-name="T4">Videos</text:span> – <text:span text:style-name="T4">Abre um player embeded do YouTube</text:span><text:line-break/> -RIS – <text:line-break/> -Telas do produto com descrição ao lado<text:line-break/> - Overview do produto<text:line-break/> -PACS – <text:line-break/> - Layout passa para o modo “noturno” em alusão a uma radiografia<text:line-break/> - Overview do produto<text:line-break/> -PORTAL –<text:line-break/> - Imagens de dispositivos utilizando o portal com pequena descrição<text:line-break/> - Links do produto em lojas de aplicativos e video de utilização do produto em smart tv <text:line-break/> - Parceiros da empresa<text:line-break/> -PLANO – <text:line-break/> - 2 Opções de formulário com planos para utilização dos produtos<text:line-break/> - Seção de dúvidas frequentes<text:line-break/> -CONTATO -<text:line-break/> - Formulário de contato<text:line-break/> - FOOTER<text:line-break/> - Redes sociais<text:line-break/> - Endereços e números para contato <text:line-break/> - Sobre a medcloud<text:line-break/> - Links para as páginas “sobre” e “carreiras”<text:line-break/> - Links para documentos de privacidade e termos de uso<text:line-break/> - Baixe o app<text:line-break/> - Links para as lojas App Store e Google Play de aplicativos mobile<text:line-break/> - Logos<text:line-break/> - Botões de mudança de idioma: Português – BR, Inglês e Espanhol<text:line-break/> <text:line-break/><text:line-break/><text:line-break/><text:line-break/><text:line-break/><text:line-break/><text:line-break/><text:line-break/>PÁGINA SOBRE<text:line-break/><text:tab/>- HEADER<text:line-break/><text:tab/><text:tab/>- Botão para voltar a página inicial<text:line-break/><text:soft-page-break/><text:tab/>- CORPO<text:line-break/><text:tab/><text:tab/>- Botão flutuante “back to top”<text:line-break/><text:tab/><text:tab/>- Texto “sobre nós”<text:line-break/><text:tab/><text:tab/>- Menu deslizante com links externos para matérias sobre a empresa<text:line-break/><text:tab/><text:tab/>- Menu deslizante com prêmios recebidos</text:p>
      <text:p text:style-name="P2"><text:tab/><text:tab/>- <text:span text:style-name="T5">Botão para entrar em contato por e-mail<text:line-break/><text:tab/><text:tab/>- Botão que redireciona para a página de carreira</text:span><text:line-break/><text:tab/>- FOOTER<text:line-break/><text:tab/><text:tab/>- Mesmo que da página principal (consultar acima)<text:line-break/><text:line-break/>PÁGINA CARREIRAS<text:line-break/><text:tab/>- HEADER<text:line-break/><text:tab/><text:tab/>- Botão “<text:span text:style-name="T3">V</text:span>oltar <text:span text:style-name="T3">ao site”</text:span><text:line-break/><text:tab/>- CORPO<text:line-break/><text:tab/><text:tab/>- Botão flutuante “back to top”<text:line-break/><text:tab/><text:tab/>- Informações sobre a empresa<text:line-break/><text:tab/><text:tab/>- Link âncora para seção de vagas</text:p>
      <text:p text:style-name="P1"><text:tab/><text:tab/>- Informações sobre a cultura empresarial<text:line-break/><text:tab/><text:tab/>- Menu deslizante com depoimento de colaboradores<text:line-break/><text:tab/><text:tab/>- VAGAS ABERTAS<text:line-break/><text:tab/><text:tab/><text:tab/>- Cards com links para a vaga específica apontada<text:line-break/><text:tab/>- FOOTER <text:line-break/><text:tab/><text:tab/>- Mesmo da página principal (consultar acima)<text:line-break/><text:tab/><text:line-break/>PÁGINA DE VAGA ESPECÍFICA (9 PÁGINAS DE VAGAS DIFERENTES)<text:line-break/><text:tab/>- HEADER<text:line-break/><text:tab/><text:tab/>- Botão voltar a página “carreiras”<text:line-break/><text:tab/>- CORPO<text:line-break/><text:tab/><text:tab/>- Botão flutuante “back to top”<text:line-break/><text:tab/><text:tab/>- Descrição da vaga<text:line-break/><text:tab/><text:tab/>- Formulário para candidatura<text:line-break/><text:tab/>- FOOTER<text:line-break/><text:tab/><text:tab/>- Mesmo da página principal (consultar acima)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05:09:39.417486411</meta:creation-date>
    <dc:date>2023-09-04T23:47:22.325342795</dc:date>
    <meta:editing-duration>PT6H15M35S</meta:editing-duration>
    <meta:editing-cycles>5</meta:editing-cycles>
    <meta:generator>LibreOffice/7.5.5.2$Linux_X86_64 LibreOffice_project/50$Build-2</meta:generator>
    <meta:document-statistic meta:table-count="0" meta:image-count="0" meta:object-count="0" meta:page-count="2" meta:paragraph-count="9" meta:word-count="390" meta:character-count="2342" meta:non-whitespace-character-count="1821"/>
  </office:meta>
</office:document-meta>
</file>